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4" style:family="table-cell" style:parent-style-name="Default">
      <style:text-properties fo:color="#999999"/>
    </style:style>
    <style:style style:name="ce1" style:family="table-cell" style:parent-style-name="Default">
      <style:table-cell-properties fo:background-color="#81d41a"/>
    </style:style>
    <style:style style:name="ce6" style:family="table-cell" style:parent-style-name="Default" style:data-style-name="N50">
      <style:table-cell-properties fo:background-color="#ffff00"/>
    </style:style>
    <style:style style:name="ce3" style:family="table-cell" style:parent-style-name="Default" style:data-style-name="N50"/>
    <style:style style:name="ce11" style:family="table-cell" style:parent-style-name="Default">
      <style:text-properties style:use-window-font-color="true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none" style:country-asian="none" style:font-style-asian="normal" style:font-weight-asian="normal" style:font-name-complex="Helvetic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50">
      <style:text-properties fo:color="#999999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3"/>
        <table:table-column table:style-name="co1" table:default-cell-style-name="Default"/>
        <table:table-column table:style-name="co5" table:default-cell-style-name="ce3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table:style-name="Default"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formula="of:=SUM([.H3:.H5297])" office:value-type="float" office:value="819.008415" calcext:value-type="float">
            <text:p>819.008415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4.3671" calcext:value-type="float">
            <text:p>154.367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3.2832" calcext:value-type="float">
            <text:p>153.2832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4.1598" calcext:value-type="float">
            <text:p>154.1598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1.2328" calcext:value-type="float">
            <text:p>151.2328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647848" calcext:value-type="float">
            <text:p>1.647848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Paleognathae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9" calcext:value-type="float">
            <text:p>0.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Mirandornith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.973291" calcext:value-type="float">
            <text:p>2.97329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264576" calcext:value-type="float">
            <text:p>1.264576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.703039" calcext:value-type="float">
            <text:p>2.70303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ccipitr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nser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po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Bucerot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aprimulg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920523" calcext:value-type="float">
            <text:p>1.920523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icon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lumb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rac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ucul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Falcon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Gall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Musophag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Oti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elecan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756259" calcext:value-type="float">
            <text:p>1.75625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odiciped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rocellari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sittac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terocl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phenisc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trig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uliformes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inam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rogon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Buceroti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Charadri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2" calcext:value-type="float">
            <text:p>0.2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Grui <text:s text:c="7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08.4344" calcext:value-type="float">
            <text:p>108.4344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65647" calcext:value-type="float">
            <text:p>1.65647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Ralli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Scolopac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0.32763" calcext:value-type="float">
            <text:p>10.32763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7.513349" calcext:value-type="float">
            <text:p>7.51334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24356" calcext:value-type="float">
            <text:p>1.24356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fam_lvl_fam_Menuroidea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running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49" calcext:value-type="float">
            <text:p>8749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0" calcext:value-type="float">
            <text:p>8750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1" calcext:value-type="float">
            <text:p>8751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2" calcext:value-type="float">
            <text:p>875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3" calcext:value-type="float">
            <text:p>8753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4" calcext:value-type="float">
            <text:p>8754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5" calcext:value-type="float">
            <text:p>8755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6" calcext:value-type="float">
            <text:p>8756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7" calcext:value-type="float">
            <text:p>8757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8" calcext:value-type="float">
            <text:p>8758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9" calcext:value-type="float">
            <text:p>8759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0" calcext:value-type="float">
            <text:p>8760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1" calcext:value-type="float">
            <text:p>8761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2" calcext:value-type="float">
            <text:p>8762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3" calcext:value-type="float">
            <text:p>8763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4" calcext:value-type="float">
            <text:p>8764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5" calcext:value-type="float">
            <text:p>8765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6" calcext:value-type="float">
            <text:p>8766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7" calcext:value-type="float">
            <text:p>8767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8" calcext:value-type="float">
            <text:p>8768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9" calcext:value-type="float">
            <text:p>8769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0" calcext:value-type="float">
            <text:p>8770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1" calcext:value-type="float">
            <text:p>8771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2" calcext:value-type="float">
            <text:p>8772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3" calcext:value-type="float">
            <text:p>8773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4" calcext:value-type="float">
            <text:p>8774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5" calcext:value-type="float">
            <text:p>8775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6" calcext:value-type="float">
            <text:p>8776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7" calcext:value-type="float">
            <text:p>8777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8" calcext:value-type="float">
            <text:p>8778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9" calcext:value-type="float">
            <text:p>8779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0" calcext:value-type="float">
            <text:p>8780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1" calcext:value-type="float">
            <text:p>8781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2" calcext:value-type="float">
            <text:p>8782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3" calcext:value-type="float">
            <text:p>8783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4" calcext:value-type="float">
            <text:p>8784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5" calcext:value-type="float">
            <text:p>8785</text:p>
          </table:table-cell>
          <table:table-cell office:value-type="float" office:value="45" calcext:value-type="float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6" calcext:value-type="float">
            <text:p>8786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7" calcext:value-type="float">
            <text:p>8787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8" calcext:value-type="float">
            <text:p>8788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9" calcext:value-type="float">
            <text:p>8789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0" calcext:value-type="float">
            <text:p>8790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1" calcext:value-type="float">
            <text:p>8791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792" calcext:value-type="float">
            <text:p>8792</text:p>
          </table:table-cell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3" calcext:value-type="float">
            <text:p>8793</text:p>
          </table:table-cell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4" calcext:value-type="float">
            <text:p>8794</text:p>
          </table:table-cell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5" calcext:value-type="float">
            <text:p>8795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6" calcext:value-type="float">
            <text:p>8796</text:p>
          </table:table-cell>
          <table:table-cell office:value-type="float" office:value="56" calcext:value-type="float">
            <text:p>5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7" calcext:value-type="float">
            <text:p>8797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8" calcext:value-type="float">
            <text:p>8798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2" calcext:value-type="float">
            <text:p>8802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3" calcext:value-type="float">
            <text:p>8803</text:p>
          </table:table-cell>
          <table:table-cell office:value-type="float" office:value="63" calcext:value-type="float">
            <text:p>6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float" office:value="64" calcext:value-type="float">
            <text:p>6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5" calcext:value-type="float">
            <text:p>8805</text:p>
          </table:table-cell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68" calcext:value-type="float">
            <text:p>6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9" calcext:value-type="float">
            <text:p>8809</text:p>
          </table:table-cell>
          <table:table-cell office:value-type="float" office:value="69" calcext:value-type="float">
            <text:p>6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70" calcext:value-type="float">
            <text:p>7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2" calcext:value-type="float">
            <text:p>8812</text:p>
          </table:table-cell>
          <table:table-cell office:value-type="float" office:value="72" calcext:value-type="float">
            <text:p>7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4" calcext:value-type="float">
            <text:p>8814</text:p>
          </table:table-cell>
          <table:table-cell office:value-type="float" office:value="74" calcext:value-type="float">
            <text:p>7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7" calcext:value-type="float">
            <text:p>8817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8" calcext:value-type="float">
            <text:p>8818</text:p>
          </table:table-cell>
          <table:table-cell office:value-type="float" office:value="78" calcext:value-type="float">
            <text:p>7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9" calcext:value-type="float">
            <text:p>8819</text:p>
          </table:table-cell>
          <table:table-cell office:value-type="float" office:value="79" calcext:value-type="float">
            <text:p>7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80" calcext:value-type="float">
            <text:p>8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81" calcext:value-type="float">
            <text:p>8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float" office:value="82" calcext:value-type="float">
            <text:p>8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3" calcext:value-type="float">
            <text:p>8823</text:p>
          </table:table-cell>
          <table:table-cell office:value-type="float" office:value="83" calcext:value-type="float">
            <text:p>8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float" office:value="84" calcext:value-type="float">
            <text:p>8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5" calcext:value-type="float">
            <text:p>8825</text:p>
          </table:table-cell>
          <table:table-cell office:value-type="float" office:value="85" calcext:value-type="float">
            <text:p>8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float" office:value="86" calcext:value-type="float">
            <text:p>8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7" calcext:value-type="float">
            <text:p>8827</text:p>
          </table:table-cell>
          <table:table-cell office:value-type="float" office:value="87" calcext:value-type="float">
            <text:p>8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8" calcext:value-type="float">
            <text:p>8828</text:p>
          </table:table-cell>
          <table:table-cell office:value-type="float" office:value="88" calcext:value-type="float">
            <text:p>8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9" calcext:value-type="float">
            <text:p>8829</text:p>
          </table:table-cell>
          <table:table-cell office:value-type="float" office:value="89" calcext:value-type="float">
            <text:p>8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float" office:value="90" calcext:value-type="float">
            <text:p>9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91" calcext:value-type="float">
            <text:p>9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2" calcext:value-type="float">
            <text:p>8832</text:p>
          </table:table-cell>
          <table:table-cell office:value-type="float" office:value="92" calcext:value-type="float">
            <text:p>9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3" calcext:value-type="float">
            <text:p>8833</text:p>
          </table:table-cell>
          <table:table-cell office:value-type="float" office:value="93" calcext:value-type="float">
            <text:p>9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4" calcext:value-type="float">
            <text:p>8834</text:p>
          </table:table-cell>
          <table:table-cell office:value-type="float" office:value="94" calcext:value-type="float">
            <text:p>9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float" office:value="95" calcext:value-type="float">
            <text:p>9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float" office:value="96" calcext:value-type="float">
            <text:p>9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7" calcext:value-type="float">
            <text:p>8837</text:p>
          </table:table-cell>
          <table:table-cell office:value-type="float" office:value="97" calcext:value-type="float">
            <text:p>9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8" calcext:value-type="float">
            <text:p>8838</text:p>
          </table:table-cell>
          <table:table-cell office:value-type="float" office:value="98" calcext:value-type="float">
            <text:p>9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99" calcext:value-type="float">
            <text:p>99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1" calcext:value-type="float">
            <text:p>8841</text:p>
          </table:table-cell>
          <table:table-cell office:value-type="float" office:value="101" calcext:value-type="float">
            <text:p>10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float" office:value="102" calcext:value-type="float">
            <text:p>10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3" calcext:value-type="float">
            <text:p>8843</text:p>
          </table:table-cell>
          <table:table-cell office:value-type="float" office:value="103" calcext:value-type="float">
            <text:p>10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float" office:value="104" calcext:value-type="float">
            <text:p>10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5" calcext:value-type="float">
            <text:p>8845</text:p>
          </table:table-cell>
          <table:table-cell office:value-type="float" office:value="105" calcext:value-type="float">
            <text:p>10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float" office:value="106" calcext:value-type="float">
            <text:p>10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7" calcext:value-type="float">
            <text:p>8847</text:p>
          </table:table-cell>
          <table:table-cell office:value-type="float" office:value="107" calcext:value-type="float">
            <text:p>10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2">00/00/0000</text:date>, <text:time style:data-style-name="N2" text:time-value="13:08:50.0228050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9-22T15:00:23.623562868</meta:creation-date>
    <meta:generator>LibreOffice/7.0.2.2$MacOSX_X86_64 LibreOffice_project/8349ace3c3162073abd90d81fd06dcfb6b36b994</meta:generator>
    <dc:date>2021-10-22T13:45:07.872895008</dc:date>
    <meta:editing-duration>P4DT12H58M43S</meta:editing-duration>
    <meta:editing-cycles>95</meta:editing-cycles>
    <meta:document-statistic meta:table-count="1" meta:cell-count="1202" meta:object-count="0"/>
  </office:meta>
</office:document-meta>
</file>